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5" svg:font-family="'Century Gothic'"/>
    <style:font-face style:name="Century Gothic7" svg:font-family="'Century Gothic'" style:font-adornments="Regular"/>
    <style:font-face style:name="Century Gothic9" svg:font-family="'Century Gothic'" style:font-family-generic="swiss"/>
    <style:font-face style:name="Century Gothic8" svg:font-family="'Century Gothic'" style:font-adornments="Regular" style:font-family-generic="swiss"/>
    <style:font-face style:name="Century Gothic6" svg:font-family="'Century Gothic'" style:font-adornments="Regular" style:font-pitch="fixed"/>
    <style:font-face style:name="Courier 10 Pitch3" svg:font-family="'Courier 10 Pitch'" style:font-adornments="Regular" style:font-pitch="fixed"/>
    <style:font-face style:name="Century Gothic" svg:font-family="'Century Gothic'" style:font-adornments="Regular" style:font-family-generic="swiss" style:font-pitch="fixed"/>
    <style:font-face style:name="Courier 10 Pitch4" svg:font-family="'Courier 10 Pitch'" style:font-adornments="Regular" style:font-family-generic="swiss" style:font-pitch="fixed"/>
    <style:font-face style:name="Century Gothic4" svg:font-family="'Century Gothic'" style:font-pitch="variable"/>
    <style:font-face style:name="Courier 10 Pitch2" svg:font-family="'Courier 10 Pitch'" style:font-adornments="Regular" style:font-pitch="variable"/>
    <style:font-face style:name="FreeSans1" svg:font-family="FreeSans" style:font-pitch="variable"/>
    <style:font-face style:name="Century Gothic3" svg:font-family="'Century Gothic'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Century Gothic1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vertical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miscShapeWipe" smil:subtype="cornersOut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irisWipe" smil:subtype="rectangle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Bott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dp1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ourBoxWipe" smil:subtype="cornersOut"/>
    </style:style>
    <style:style style:name="dp12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Lef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946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Title_20_Slide-notes">
      <style:graphic-properties draw:fill-color="#ffffff" fo:min-height="13.365cm"/>
    </style:style>
    <style:style style:name="pr5" style:family="presentation" style:parent-style-name="Title_20_and_20_Content-title">
      <style:graphic-properties draw:auto-grow-height="true" fo:min-height="0.888cm"/>
    </style:style>
    <style:style style:name="pr6" style:family="presentation" style:parent-style-name="Title_20_and_20_Content-outline1">
      <style:graphic-properties fo:min-height="8.893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Address-notes">
      <style:graphic-properties draw:fill-color="#ffffff" fo:min-height="13.364cm"/>
    </style:style>
    <style:style style:name="pr12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color="#0066ff" fo:font-size="22pt" style:text-underline-style="solid" style:text-underline-width="auto" style:text-underline-color="font-color" style:font-size-asian="22pt" style:font-size-complex="22pt"/>
    </style:style>
    <style:style style:name="P5" style:family="paragraph">
      <style:paragraph-properties fo:text-align="start"/>
      <style:text-properties fo:color="#0066ff" fo:font-size="20pt" style:text-underline-style="solid" style:text-underline-width="auto" style:text-underline-color="font-color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20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start" style:font-independent-line-spacing="true"/>
      <style:text-properties fo:color="#0066ff" fo:font-size="20pt" style:text-underline-style="solid" style:text-underline-width="auto" style:text-underline-color="font-color" style:font-size-asian="20pt" style:font-size-complex="20pt"/>
    </style:style>
    <style:style style:name="P1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11" style:family="paragraph">
      <style:paragraph-properties fo:line-height="100%"/>
    </style:style>
    <style:style style:name="P12" style:family="paragraph">
      <style:text-properties fo:font-size="18pt"/>
    </style:style>
    <style:style style:name="T1" style:family="text">
      <style:text-properties fo:font-size="20pt"/>
    </style:style>
    <style:style style:name="T2" style:family="text">
      <style:text-properties fo:color="#0066ff" fo:font-size="22pt" style:font-size-asian="22pt" style:font-size-complex="22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66ff" fo:font-size="18pt" style:font-size-asian="18pt" style:font-size-complex="18pt"/>
    </style:style>
    <style:style style:name="T5" style:family="text">
      <style:text-properties fo:color="#0066ff" fo:font-size="20pt" style:text-underline-style="solid" style:text-underline-width="auto" style:text-underline-color="font-color"/>
    </style:style>
    <style:style style:name="T6" style:family="text">
      <style:text-properties fo:color="#0066ff" fo:font-size="20pt" style:text-underline-style="none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0066ff" fo:font-size="20pt" style:text-underline-style="none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14" style:family="text">
      <style:text-properties fo:color="#1c1c1c" style:font-name="Century Gothic9" fo:font-size="13pt" style:font-size-asian="13pt" style:font-size-complex="13pt"/>
    </style:style>
    <style:style style:name="T15" style:family="text">
      <style:text-properties fo:color="#1c1c1c" style:font-name="Century Gothic9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1c1c1c" fo:font-size="14pt" style:font-size-asian="14pt" style:font-size-complex="14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000000" style:font-name="Century Gothic9" fo:font-size="13pt" style:font-size-asian="13pt" style:font-size-complex="13pt"/>
    </style:style>
    <style:style style:name="T19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tructures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name="Title 2" presentation:style-name="pr3" draw:text-style-name="P4" draw:layer="layout" svg:width="18.202cm" svg:height="0.888cm" svg:x="4.246cm" svg:y="7.643cm" presentation:class="title" presentation:user-transformed="true">
          <draw:text-box>
            <text:p><text:span text:style-name="T2"><text:s text:c="19"/></text:span><text:span text:style-name="T3"><text:s text:c="4"/></text:span><text:span text:style-name="T3"><text:tab/></text:span><text:span text:style-name="T3"><text:tab/></text:span><text:span text:style-name="T2"><text:tab/></text:span><text:span text:style-name="T2"><text:tab/></text:span><text:span text:style-name="T4">Prashanth</text:span>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 xml:id="id2" draw:id="id2">
        <office:forms form:automatic-focus="false" form:apply-design-mode="false"/>
        <draw:frame presentation:style-name="pr5" draw:text-style-name="P5" draw:layer="layout" svg:width="18.202cm" svg:height="0.888cm" svg:x="0.212cm" svg:y="0.169cm" presentation:class="title">
          <draw:text-box>
            <text:p text:style-name="P1"><text:span text:style-name="T5">Contents</text:span><text:span text:style-name="T6"> :</text:span></text:p>
          </draw:text-box>
        </draw:frame>
        <draw:frame presentation:style-name="pr6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7">Introduction to Structures</text:span></text:p>
              </text:list-item>
              <text:list-item>
                <text:p text:style-name="P1"><text:span text:style-name="T7">Declaration and Initialization</text:span></text:p>
              </text:list-item>
              <text:list-item>
                <text:p text:style-name="P1"><text:span text:style-name="T7">Pointer to Structure</text:span></text:p>
              </text:list-item>
              <text:list-item>
                <text:p text:style-name="P1"><text:span text:style-name="T7">Array of Structures</text:span></text:p>
              </text:list-item>
              <text:list-item>
                <text:p text:style-name="P1"><text:span text:style-name="T7">Types of Structures</text:span></text:p>
                <text:list>
                  <text:list-item>
                    <text:p><text:span text:style-name="T7">Self Referential Structures</text:span></text:p>
                  </text:list-item>
                  <text:list-item>
                    <text:p><text:span text:style-name="T7">Nested Structures</text:span></text:p>
                  </text:list-item>
                </text:list>
              </text:list-item>
              <text:list-item>
                <text:p><text:span text:style-name="T7">Application Fields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xml:id="id3" draw:id="id3">
        <office:forms form:automatic-focus="false" form:apply-design-mode="false"/>
        <draw:frame draw:name="Content Placeholder 4" presentation:style-name="pr8" draw:text-style-name="P8" draw:layer="layout" svg:width="19.616cm" svg:height="9.143cm" svg:x="0.348cm" svg:y="1.482cm" presentation:class="outline" presentation:user-transformed="true">
          <draw:text-box>
            <text:list text:style-name="L2">
              <text:list-item>
                <text:p><text:span text:style-name="T7">A structure is a group of variables of different data type under single name</text:span></text:p>
              </text:list-item>
              <text:list-item>
                <text:p><text:span text:style-name="T7">when we declare a structure it does not allocate any storage space</text:span></text:p>
              </text:list-item>
              <text:list-item>
                <text:p><text:span text:style-name="T7">At the time of structure variable creation only compiler will allocate storage space</text:span></text:p>
              </text:list-item>
              <text:list-item>
                <text:p><text:span text:style-name="T7">If we define a structure variable then we can access all members in the structure by using that variable</text:span></text:p>
                <text:p><text:span text:style-name="T8"><text:s text:c="5"/>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212cm" svg:y="0.169cm" presentation:class="title" presentation:user-transformed="true">
          <draw:text-box>
            <text:p><text:span text:style-name="T9">Structure</text:span><text:span text:style-name="T10"> :</text:span></text:p>
          </draw:text-box>
        </draw:frame>
        <anim:par presentation:node-type="timing-root">
          <anim:par smil:begin="id3.begin">
            <anim:transitionFilter smil:dur="1s" smil:type="barnDoorWipe" smil:subtype="vertic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xml:id="id4" draw:id="id4">
        <office:forms form:automatic-focus="false" form:apply-design-mode="false"/>
        <draw:frame draw:name="Title 2" presentation:style-name="pr9" draw:text-style-name="P9" draw:layer="layout" svg:width="18.202cm" svg:height="0.888cm" svg:x="0.212cm" svg:y="0.169cm" presentation:class="title" presentation:user-transformed="true">
          <draw:text-box>
            <text:p><text:span text:style-name="T9">Need</text:span><text:span text:style-name="T10"> </text:span><text:span text:style-name="T9">of</text:span><text:span text:style-name="T10"> </text:span><text:span text:style-name="T9">Structures</text:span><text:span text:style-name="T10"> :</text:span></text:p>
          </draw:text-box>
        </draw:frame>
        <draw:frame draw:name="Content Placeholder 4" presentation:style-name="pr8" draw:text-style-name="P10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7">Wastage of storage space in Arrays</text:span></text:p>
              </text:list-item>
              <text:list-item>
                <text:p><text:span text:style-name="T7">Failure of Proper Utilization of Arrays</text:span></text:p>
              </text:list-item>
              <text:list-item>
                <text:p><text:span text:style-name="T7">Failure of addition of New Element in Array</text:span></text:p>
              </text:list-item>
              <text:list-item>
                <text:p><text:span text:style-name="T7">Access of variables of different Data types under same name</text:span></text:p>
              </text:list-item>
              <text:list-item>
                <text:p><text:span text:style-name="T7">Allocation of storage space for all members at a tim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xml:id="id5" draw:id="id5">
        <office:forms form:automatic-focus="false" form:apply-design-mode="false"/>
        <draw:frame draw:name="Content Placeholder 4" presentation:style-name="pr8" draw:text-style-name="P10" draw:layer="layout" svg:width="19.616cm" svg:height="9.143cm" svg:x="0.348cm" svg:y="1.482cm" presentation:class="outline" presentation:user-transformed="true">
          <draw:text-box>
            <text:list text:style-name="L2">
              <text:list-item>
                <text:p><text:span text:style-name="T7">Declaration of structure variable is given by</text:span></text:p>
                <text:p text:style-name="P11"><text:span text:style-name="T7"><text:s text:c="3"/></text:span><text:span text:style-name="T7">struct struct_tag struct_var1;</text:span></text:p>
                <text:p text:style-name="P11"><text:span text:style-name="T7"><text:s text:c="3"/></text:span><text:span text:style-name="T7">struct struct_tag struct_var2;</text:span></text:p>
              </text:list-item>
              <text:list-item>
                <text:p text:style-name="P11"><text:span text:style-name="T7">We can access the structure members by using '</text:span><text:span text:style-name="T11"> </text:span><text:span text:style-name="T12">.</text:span><text:span text:style-name="T11"> </text:span><text:span text:style-name="T7">' operator</text:span></text:p>
                <text:p text:style-name="P11"><text:span text:style-name="T7"><text:s text:c="2"/></text:span><text:span text:style-name="T7">struct_var1</text:span><text:span text:style-name="T12">.</text:span><text:span text:style-name="T7">member1;</text:span></text:p>
                <text:p text:style-name="P11"><text:span text:style-name="T7"><text:s text:c="2"/></text:span><text:span text:style-name="T7">struct_var1</text:span><text:span text:style-name="T12">.</text:span><text:span text:style-name="T7">member2;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2cm" presentation:class="title" presentation:user-transformed="true">
          <draw:text-box>
            <text:p><text:span text:style-name="T9">Declaration</text:span><text:span text:style-name="T10"> :</text:span></text:p>
          </draw:text-box>
        </draw:frame>
        <anim:par presentation:node-type="timing-root">
          <anim:par smil:begin="id5.begin">
            <anim:transitionFilter smil:dur="1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le_20_and_20_Content" xml:id="id6" draw:id="id6">
        <office:forms form:automatic-focus="false" form:apply-design-mode="false"/>
        <draw:frame draw:name="Title 2" presentation:style-name="pr9" draw:text-style-name="P9" draw:layer="layout" svg:width="18.202cm" svg:height="0.888cm" svg:x="0.212cm" svg:y="0.169cm" presentation:class="title" presentation:user-transformed="true">
          <draw:text-box>
            <text:p><text:span text:style-name="T9">Structure</text:span><text:span text:style-name="T10"> :</text:span></text:p>
          </draw:text-box>
        </draw:frame>
        <draw:frame draw:style-name="gr2" draw:layer="layout" svg:width="19.573cm" svg:height="9.196cm" svg:x="0.509cm" svg:y="1.54cm">
          <draw:text-box>
            <text:list text:style-name="L2">
              <text:list-header>
                <text:p><text:span text:style-name="T7"><text:s text:c="2"/></text:span><text:span text:style-name="T7">struct <text:s/>struct_tag <text:s/>{</text:span></text:p>
                <text:p><text:span text:style-name="T7"><text:s text:c="24"/></text:span><text:span text:style-name="T7">struct member1;</text:span></text:p>
                <text:p><text:span text:style-name="T7"><text:s text:c="15"/></text:span><text:span text:style-name="T7"><text:tab/></text:span><text:span text:style-name="T7"> <text:s text:c="6"/></text:span><text:span text:style-name="T7">struct member2;</text:span></text:p>
                <text:p><text:span text:style-name="T7"><text:s text:c="4"/></text:span><text:span text:style-name="T7">}(variables)</text:span><text:span text:style-name="T8">;</text:span></text:p>
                <text:p><text:span text:style-name="T7">struct struct_tag variable1;</text:span></text:p>
                <text:p><text:span text:style-name="T7">int main()</text:span></text:p>
                <text:p><text:span text:style-name="T7">{</text:span></text:p>
                <text:p><text:span text:style-name="T7">struct struct_tag variable2</text:span></text:p>
                <text:p><text:span text:style-name="T7">variable1.member1 = data;</text:span></text:p>
                <text:p><text:span text:style-name="T7">variable2.member2 = data;</text:span></text:p>
                <text:p><text:span text:style-name="T7">return 0;</text:span></text:p>
                <text:p><text:span text:style-name="T7">}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7" draw:master-page-name="Title_20_and_20_Content" xml:id="id7" draw:id="id7">
        <office:forms form:automatic-focus="false" form:apply-design-mode="false"/>
        <draw:frame draw:name="Content Placeholder 4" presentation:style-name="pr8" draw:text-style-name="P10" draw:layer="layout" svg:width="19.616cm" svg:height="9.143cm" svg:x="0.348cm" svg:y="1.482cm" presentation:class="outline" presentation:user-transformed="true">
          <draw:text-box>
            <text:list text:style-name="L2">
              <text:list-item>
                <text:p><text:span text:style-name="T7">Pointer to a structure is given by</text:span></text:p>
                <text:p text:style-name="P11"><text:span text:style-name="T7"><text:s text:c="3"/></text:span><text:span text:style-name="T7">struct struct_tag *struct_var1;</text:span></text:p>
                <text:p text:style-name="P11"><text:span text:style-name="T7"><text:s text:c="3"/></text:span><text:span text:style-name="T7">struct struct_tag *struct_var2;</text:span></text:p>
              </text:list-item>
              <text:list-item>
                <text:p text:style-name="P11"><text:span text:style-name="T7">We can access the structure members by using ' </text:span><text:span text:style-name="T13">→</text:span><text:span text:style-name="T7"> ' operator</text:span></text:p>
                <text:p text:style-name="P11"><text:span text:style-name="T7"><text:s text:c="2"/></text:span><text:span text:style-name="T7">struct_var1→member1;</text:span></text:p>
                <text:p text:style-name="P11"><text:span text:style-name="T7"><text:s text:c="2"/></text:span><text:span text:style-name="T7">struct_var1→member2;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2cm" presentation:class="title" presentation:user-transformed="true">
          <draw:text-box>
            <text:p><text:span text:style-name="T9">Pointer</text:span><text:span text:style-name="T10"> </text:span><text:span text:style-name="T9">to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7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Title_20_and_20_Content" xml:id="id8" draw:id="id8">
        <office:forms form:automatic-focus="false" form:apply-design-mode="false"/>
        <draw:frame draw:name="Title 2" presentation:style-name="pr9" draw:text-style-name="P9" draw:layer="layout" svg:width="18.202cm" svg:height="0.888cm" svg:x="0.212cm" svg:y="0.169cm" presentation:class="title" presentation:user-transformed="true">
          <draw:text-box>
            <text:p><text:span text:style-name="T9">Structure</text:span><text:span text:style-name="T10"> :</text:span></text:p>
          </draw:text-box>
        </draw:frame>
        <draw:frame draw:style-name="gr2" draw:text-style-name="P12" draw:layer="layout" svg:width="19.573cm" svg:height="9.196cm" svg:x="0.509cm" svg:y="1.54cm">
          <draw:text-box>
            <text:list text:style-name="L2">
              <text:list-header>
                <text:p><text:span text:style-name="T7"><text:s text:c="2"/></text:span><text:span text:style-name="T7">struct <text:s/>struct_tag <text:s/>{</text:span></text:p>
                <text:p><text:span text:style-name="T7"><text:s text:c="24"/></text:span><text:span text:style-name="T7">struct member1;</text:span></text:p>
                <text:p><text:span text:style-name="T7"><text:s text:c="15"/></text:span><text:span text:style-name="T7"><text:tab/></text:span><text:span text:style-name="T7"> <text:s text:c="6"/></text:span><text:span text:style-name="T7">struct member2;</text:span></text:p>
                <text:p><text:span text:style-name="T7"><text:s text:c="4"/></text:span><text:span text:style-name="T7">}(variables)</text:span><text:span text:style-name="T8">;</text:span></text:p>
                <text:p><text:span text:style-name="T7">struct struct_tag *variable1;</text:span></text:p>
                <text:p><text:span text:style-name="T7">int main()</text:span></text:p>
              </text:list-header>
            </text:list>
            <text:list text:style-name="L1">
              <text:list-header>
                <text:p><text:span text:style-name="T8">{</text:span></text:p>
                <text:list>
                  <text:list-header>
                    <text:p><text:span text:style-name="T14">struct struct_tag *variable1;</text:span></text:p>
                    <text:p><text:span text:style-name="T14">variable1 </text:span><text:span text:style-name="T15">→</text:span><text:span text:style-name="T14">member1 = data;</text:span></text:p>
                    <text:p><text:span text:style-name="T14">variable2 </text:span><text:span text:style-name="T15">→</text:span><text:span text:style-name="T14">member2 = data;</text:span></text:p>
                  </text:list-header>
                </text:list>
              </text:list-header>
            </text:list>
            <text:list text:style-name="L2">
              <text:list-header>
                <text:p><text:span text:style-name="T16">return 0;</text:span></text:p>
                <text:p><text:span text:style-name="T8">}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8" draw:master-page-name="Title_20_and_20_Content" xml:id="id9" draw:id="id9">
        <office:forms form:automatic-focus="false" form:apply-design-mode="false"/>
        <draw:frame draw:name="Content Placeholder 4" presentation:style-name="pr8" draw:text-style-name="P10" draw:layer="layout" svg:width="19.616cm" svg:height="9.143cm" svg:x="0.348cm" svg:y="1.483cm" presentation:class="outline" presentation:user-transformed="true">
          <draw:text-box>
            <text:list text:style-name="L2">
              <text:list-item>
                <text:p><text:span text:style-name="T7">Array to a structure is given by</text:span></text:p>
                <text:p text:style-name="P11"><text:span text:style-name="T7"><text:s text:c="3"/></text:span><text:span text:style-name="T7">struct struct_tag struct_arr1[10];</text:span></text:p>
                <text:p text:style-name="P11"><text:span text:style-name="T7"><text:s text:c="3"/></text:span><text:span text:style-name="T7">struct struct_tag struct_arr2[5];</text:span></text:p>
              </text:list-item>
              <text:list-item>
                <text:p text:style-name="P11"><text:span text:style-name="T7">We can access the structure members by using '</text:span><text:span text:style-name="T12">.</text:span><text:span text:style-name="T7">' operator</text:span></text:p>
                <text:p text:style-name="P11"><text:span text:style-name="T7"><text:s text:c="2"/></text:span><text:span text:style-name="T7">struct_arr1[5]</text:span><text:span text:style-name="T12">.</text:span><text:span text:style-name="T7">member1;</text:span></text:p>
                <text:p text:style-name="P11"><text:span text:style-name="T7"><text:s text:c="2"/></text:span><text:span text:style-name="T7">struct_arr2[4]</text:span><text:span text:style-name="T12">.</text:span><text:span text:style-name="T7">member2;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3cm" presentation:class="title" presentation:user-transformed="true">
          <draw:text-box>
            <text:p><text:span text:style-name="T9">Array</text:span><text:span text:style-name="T10"> </text:span><text:span text:style-name="T9">to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itle_20_and_20_Content" xml:id="id10" draw:id="id10">
        <office:forms form:automatic-focus="false" form:apply-design-mode="false"/>
        <draw:frame draw:name="Title 2" presentation:style-name="pr9" draw:text-style-name="P9" draw:layer="layout" svg:width="18.202cm" svg:height="0.888cm" svg:x="0.212cm" svg:y="0.169cm" presentation:class="title" presentation:user-transformed="true">
          <draw:text-box>
            <text:p><text:span text:style-name="T9">Structure</text:span><text:span text:style-name="T10"> :</text:span></text:p>
          </draw:text-box>
        </draw:frame>
        <draw:frame draw:style-name="gr2" draw:text-style-name="P12" draw:layer="layout" svg:width="19.573cm" svg:height="9.196cm" svg:x="0.509cm" svg:y="1.54cm">
          <draw:text-box>
            <text:list text:style-name="L2">
              <text:list-header>
                <text:p><text:span text:style-name="T7"><text:s text:c="2"/></text:span><text:span text:style-name="T7">struct <text:s/></text:span><text:span text:style-name="T17">struct</text:span><text:span text:style-name="T7">_tag <text:s/>{</text:span></text:p>
                <text:p><text:span text:style-name="T7"><text:s text:c="10"/></text:span><text:span text:style-name="T17"><text:s text:c="14"/></text:span><text:span text:style-name="T17">struct member1;</text:span></text:p>
                <text:p><text:span text:style-name="T17"><text:s text:c="15"/></text:span><text:span text:style-name="T17"><text:tab/></text:span><text:span text:style-name="T17"> <text:s text:c="6"/></text:span><text:span text:style-name="T17">struct member</text:span><text:span text:style-name="T7">2;</text:span></text:p>
                <text:p><text:span text:style-name="T17"><text:s text:c="2"/></text:span><text:span text:style-name="T17">}arr[2];</text:span></text:p>
                <text:p><text:span text:style-name="T17">int main()</text:span></text:p>
              </text:list-header>
            </text:list>
            <text:list text:style-name="L1">
              <text:list-header>
                <text:p><text:span text:style-name="T17"><text:s text:c="3"/></text:span><text:span text:style-name="T18">{</text:span></text:p>
                <text:list>
                  <text:list-header>
                    <text:p><text:span text:style-name="T18"><text:s/></text:span><text:span text:style-name="T18">arr[0] . member1 = data;</text:span></text:p>
                    <text:p><text:span text:style-name="T18"><text:s/></text:span><text:span text:style-name="T18">arr[1] . member2 = data;</text:span></text:p>
                  </text:list-header>
                </text:list>
              </text:list-header>
            </text:list>
            <text:list text:style-name="L2">
              <text:list-header>
                <text:p><text:span text:style-name="T17"><text:s text:c="2"/></text:span><text:span text:style-name="T17">return 0;</text:span></text:p>
                <text:p><text:span text:style-name="T17">}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9" draw:master-page-name="Title_20_and_20_Content" xml:id="id11" draw:id="id11">
        <office:forms form:automatic-focus="false" form:apply-design-mode="false"/>
        <draw:frame draw:name="Content Placeholder 4" presentation:style-name="pr8" draw:text-style-name="P8" draw:layer="layout" svg:width="19.616cm" svg:height="9.143cm" svg:x="0.348cm" svg:y="1.483cm" presentation:class="outline" presentation:user-transformed="true">
          <draw:text-box>
            <text:list text:style-name="L2">
              <text:list-item>
                <text:p><text:span text:style-name="T7">A structure having the structure variable inside the structure as structure member is called self referential structure </text:span></text:p>
                <text:p text:style-name="P11"><text:span text:style-name="T8"><text:s text:c="2"/></text:span><text:span text:style-name="T7"><text:s/></text:span><text:span text:style-name="T7">struct struct_tag {</text:span></text:p>
                <text:p text:style-name="P11"><text:span text:style-name="T7"><text:s text:c="14"/></text:span><text:span text:style-name="T7">struct member1;</text:span></text:p>
                <text:list>
                  <text:list-header>
                    <text:p><text:span text:style-name="T7"><text:s text:c="6"/></text:span><text:span text:style-name="T7">struct struct_tag struct_member2;</text:span></text:p>
                    <text:p><text:span text:style-name="T7"><text:s text:c="6"/></text:span><text:span text:style-name="T7">struct struct_tag *struct_member3;</text:span></text:p>
                    <text:p><text:span text:style-name="T7">}(struct variables);</text:span></text:p>
                  </text:list-header>
                </text:list>
                <text:p text:style-name="P11"><text:span text:style-name="T8"><text:s text:c="3"/>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3cm" presentation:class="title" presentation:user-transformed="true">
          <draw:text-box>
            <text:p><text:span text:style-name="T9">Self</text:span><text:span text:style-name="T10"> </text:span><text:span text:style-name="T9">referential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Title_20_and_20_Content" xml:id="id12" draw:id="id12">
        <office:forms form:automatic-focus="false" form:apply-design-mode="false"/>
        <draw:frame draw:name="Content Placeholder 4" presentation:style-name="pr8" draw:text-style-name="P8" draw:layer="layout" svg:width="19.616cm" svg:height="9.143cm" svg:x="0.348cm" svg:y="1.484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7"><text:s/></text:span><text:span text:style-name="T7">struct struct_tag {</text:span></text:p>
                <text:p text:style-name="P11"><text:span text:style-name="T7"><text:s text:c="14"/></text:span><text:span text:style-name="T7">struct member1;</text:span></text:p>
                <text:list>
                  <text:list-header>
                    <text:p><text:span text:style-name="T7"><text:s text:c="6"/></text:span><text:span text:style-name="T7">struct struct_tag *struct_member2;</text:span></text:p>
                    <text:p><text:span text:style-name="T7">}(struct variables);</text:span></text:p>
                    <text:p><text:span text:style-name="T7"/></text:p>
                  </text:list-header>
                </text:list>
                <text:p text:style-name="P11"><text:span text:style-name="T7">struct struct_tag *struct_ptr;</text:span></text:p>
                <text:p text:style-name="P11"><text:span text:style-name="T7">struct_ptr → struct_member2 = NULL ;</text:span></text:p>
              </text:list-header>
            </text:list>
          </draw:text-box>
        </draw:frame>
        <draw:frame draw:name="Title 2" presentation:style-name="pr9" draw:text-style-name="P9" draw:layer="layout" svg:width="18.202cm" svg:height="0.888cm" svg:x="0.082cm" svg:y="0.214cm" presentation:class="title" presentation:user-transformed="true">
          <draw:text-box>
            <text:p><text:span text:style-name="T9">Members</text:span><text:span text:style-name="T10"> </text:span><text:span text:style-name="T9">of</text:span><text:span text:style-name="T10"> </text:span><text:span text:style-name="T9">self</text:span><text:span text:style-name="T10"> </text:span><text:span text:style-name="T9">referential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1" draw:master-page-name="Title_20_and_20_Content" xml:id="id13" draw:id="id13">
        <office:forms form:automatic-focus="false" form:apply-design-mode="false"/>
        <draw:frame draw:name="Content Placeholder 4" presentation:style-name="pr8" draw:text-style-name="P8" draw:layer="layout" svg:width="19.616cm" svg:height="9.143cm" svg:x="0.348cm" svg:y="1.484cm" presentation:class="outline" presentation:user-transformed="true">
          <draw:text-box>
            <text:list text:style-name="L2">
              <text:list-item>
                <text:p><text:span text:style-name="T7">A structure is inside the structure is called Nested structure</text:span><text:span text:style-name="T8"> </text:span></text:p>
                <text:p text:style-name="P11"><text:span text:style-name="T8"><text:s text:c="2"/></text:span><text:span text:style-name="T7"><text:s/></text:span><text:span text:style-name="T7">struct struct_tag1 {</text:span></text:p>
                <text:p text:style-name="P11"><text:span text:style-name="T7"><text:s text:c="14"/></text:span><text:span text:style-name="T7">struct member1;</text:span></text:p>
                <text:p text:style-name="P11"><text:span text:style-name="T7"><text:s text:c="14"/></text:span><text:span text:style-name="T7">struct member2;</text:span></text:p>
                <text:list>
                  <text:list-header>
                    <text:p><text:span text:style-name="T7"><text:s text:c="6"/></text:span><text:span text:style-name="T7">struct struct_tag2 {</text:span></text:p>
                    <text:p><text:span text:style-name="T7"><text:s text:c="17"/></text:span><text:span text:style-name="T7">struct_member1;</text:span></text:p>
                    <text:p><text:span text:style-name="T7"><text:s text:c="17"/></text:span><text:span text:style-name="T7">struct_member2;</text:span></text:p>
                    <text:p><text:span text:style-name="T7"><text:s text:c="12"/></text:span><text:span text:style-name="T7">}(struct variables);</text:span></text:p>
                    <text:p><text:span text:style-name="T7">}(struct variables);</text:span></text:p>
                  </text:list-header>
                </text:list>
                <text:p text:style-name="P11"><text:span text:style-name="T8"><text:s text:c="3"/>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4cm" presentation:class="title" presentation:user-transformed="true">
          <draw:text-box>
            <text:p><text:span text:style-name="T9">Nested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1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2" draw:master-page-name="Title_20_and_20_Content" xml:id="id14" draw:id="id14">
        <office:forms form:automatic-focus="false" form:apply-design-mode="false"/>
        <draw:frame draw:name="Content Placeholder 4" presentation:style-name="pr8" draw:text-style-name="P10" draw:layer="layout" svg:width="19.616cm" svg:height="9.143cm" svg:x="0.348cm" svg:y="1.485cm" presentation:class="outline" presentation:user-transformed="true">
          <draw:text-box>
            <text:list text:style-name="L2">
              <text:list-header>
                <text:p><text:span text:style-name="T7"><text:s text:c="3"/></text:span><text:span text:style-name="T7">struct struct_t1 {</text:span></text:p>
                <text:p text:style-name="P11"><text:span text:style-name="T7"><text:s text:c="14"/></text:span><text:span text:style-name="T7">struct member1;</text:span></text:p>
                <text:list>
                  <text:list-header>
                    <text:p><text:span text:style-name="T7"><text:s text:c="6"/></text:span><text:span text:style-name="T7">struct struct_t2 {</text:span></text:p>
                    <text:p><text:span text:style-name="T7"><text:s text:c="20"/></text:span><text:span text:style-name="T7">struct_member2;</text:span></text:p>
                    <text:p><text:span text:style-name="T7"><text:s text:c="9"/></text:span><text:span text:style-name="T7">}(n1, *n2);</text:span></text:p>
                    <text:p><text:span text:style-name="T7">}(m1, *m2);</text:span></text:p>
                  </text:list-header>
                </text:list>
                <text:p text:style-name="P11"><text:span text:style-name="T7">m1.n1.struct_member1 = data;</text:span></text:p>
                <text:p text:style-name="P11"><text:span text:style-name="T7">m2 → n2 → struct_member2 = NULL ;</text:span></text:p>
              </text:list-header>
            </text:list>
          </draw:text-box>
        </draw:frame>
        <draw:frame draw:name="Title 2" presentation:style-name="pr9" draw:text-style-name="P9" draw:layer="layout" svg:width="18.202cm" svg:height="0.888cm" svg:x="0.082cm" svg:y="0.215cm" presentation:class="title" presentation:user-transformed="true">
          <draw:text-box>
            <text:p><text:span text:style-name="T9">Members</text:span><text:span text:style-name="T10"> </text:span><text:span text:style-name="T9">of</text:span><text:span text:style-name="T10"> </text:span><text:span text:style-name="T9">Nested</text:span><text:span text:style-name="T10"> </text:span><text:span text:style-name="T9">structure</text:span><text:span text:style-name="T10"> :</text:span></text:p>
          </draw:text-box>
        </draw:frame>
        <anim:par presentation:node-type="timing-root">
          <anim:par smil:begin="id14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8" draw:master-page-name="Title_20_and_20_Content" xml:id="id15" draw:id="id15">
        <office:forms form:automatic-focus="false" form:apply-design-mode="false"/>
        <draw:frame draw:name="Content Placeholder 4" presentation:style-name="pr8" draw:text-style-name="P10" draw:layer="layout" svg:width="19.616cm" svg:height="9.143cm" svg:x="0.348cm" svg:y="1.486cm" presentation:class="outline" presentation:user-transformed="true">
          <draw:text-box>
            <text:list text:style-name="L2">
              <text:list-item>
                <text:p><text:span text:style-name="T7">Linked Lists, Trees</text:span></text:p>
              </text:list-item>
              <text:list-item>
                <text:p><text:span text:style-name="T7">Creation of Graphics</text:span></text:p>
              </text:list-item>
              <text:list-item>
                <text:p><text:span text:style-name="T7">Creation of <text:s/>Stack</text:span></text:p>
              </text:list-item>
              <text:list-item>
                <text:p><text:span text:style-name="T7">Finding list of equipment attached to system</text:span></text:p>
              </text:list-item>
              <text:list-item>
                <text:p><text:span text:style-name="T7">Scheduling schemes of OS process management </text:span></text:p>
              </text:list-item>
              <text:list-item>
                <text:p><text:span text:style-name="T7">To store set of keywords which are used frequently</text:span></text:p>
              </text:list-item>
            </text:list>
          </draw:text-box>
        </draw:frame>
        <draw:frame draw:name="Title 2" presentation:style-name="pr9" draw:text-style-name="P9" draw:layer="layout" svg:width="18.202cm" svg:height="0.888cm" svg:x="0.082cm" svg:y="0.216cm" presentation:class="title" presentation:user-transformed="true">
          <draw:text-box>
            <text:p><text:span text:style-name="T9">Applications</text:span><text:span text:style-name="T10"> </text:span><text:span text:style-name="T9">of</text:span><text:span text:style-name="T10"> </text:span><text:span text:style-name="T9">structures</text:span><text:span text:style-name="T10"> :</text:span></text:p>
          </draw:text-box>
        </draw:frame>
        <anim:par presentation:node-type="timing-root">
          <anim:par smil:begin="id1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Title_20_and_20_Content" xml:id="id16" draw:id="id16">
        <office:forms form:automatic-focus="false" form:apply-design-mode="false"/>
        <draw:frame draw:name="Title 2" presentation:style-name="pr9" draw:text-style-name="P4" draw:layer="layout" svg:width="18.202cm" svg:height="0.888cm" svg:x="0.082cm" svg:y="4.615cm" presentation:class="title" presentation:user-transformed="true">
          <draw:text-box>
            <text:p><text:span text:style-name="T2"><text:s text:c="19"/></text:span><text:span text:style-name="T3"><text:s text:c="4"/></text:span><text:span text:style-name="T19">Any Queries?</text:span></text:p>
          </draw:text-box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3" draw:master-page-name="Address">
        <office:forms form:automatic-focus="false" form:apply-design-mode="false"/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Closing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5" svg:font-family="'Century Gothic'"/>
    <style:font-face style:name="Century Gothic7" svg:font-family="'Century Gothic'" style:font-adornments="Regular"/>
    <style:font-face style:name="Century Gothic9" svg:font-family="'Century Gothic'" style:font-family-generic="swiss"/>
    <style:font-face style:name="Century Gothic8" svg:font-family="'Century Gothic'" style:font-adornments="Regular" style:font-family-generic="swiss"/>
    <style:font-face style:name="Century Gothic6" svg:font-family="'Century Gothic'" style:font-adornments="Regular" style:font-pitch="fixed"/>
    <style:font-face style:name="Courier 10 Pitch3" svg:font-family="'Courier 10 Pitch'" style:font-adornments="Regular" style:font-pitch="fixed"/>
    <style:font-face style:name="Century Gothic" svg:font-family="'Century Gothic'" style:font-adornments="Regular" style:font-family-generic="swiss" style:font-pitch="fixed"/>
    <style:font-face style:name="Courier 10 Pitch4" svg:font-family="'Courier 10 Pitch'" style:font-adornments="Regular" style:font-family-generic="swiss" style:font-pitch="fixed"/>
    <style:font-face style:name="Century Gothic4" svg:font-family="'Century Gothic'" style:font-pitch="variable"/>
    <style:font-face style:name="Courier 10 Pitch2" svg:font-family="'Courier 10 Pitch'" style:font-adornments="Regular" style:font-pitch="variable"/>
    <style:font-face style:name="FreeSans1" svg:font-family="FreeSans" style:font-pitch="variable"/>
    <style:font-face style:name="Century Gothic3" svg:font-family="'Century Gothic'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Century Gothic1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10 Pitch3" fo:font-family="'Courier 10 Pitch'" style:font-style-name="Regular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ffffff" style:text-outline="false" style:text-line-through-style="none" style:text-line-through-type="none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5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2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2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2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5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5" fo:font-size="9pt" fo:letter-spacing="normal" fo:font-style="normal" style:text-underline-style="none" fo:font-weight="normal" style:font-size-asian="9pt" style:font-style-asian="normal" style:font-weight-asian="normal" style:font-name-complex="Century Gothic5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07:53:47.517803905</meta:creation-date>
    <dc:date>2016-12-13T15:01:04.215503591</dc:date>
    <meta:editing-duration>PT9H33M16S</meta:editing-duration>
    <meta:editing-cycles>64</meta:editing-cycles>
    <meta:generator>LibreOffice/4.2.3.3$Linux_x86 LibreOffice_project/420m0$Build-3</meta:generator>
    <meta:document-statistic meta:object-count="170"/>
  </office:meta>
</office:document-meta>
</file>